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0.6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385cm" fo:min-width="1.04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style:font-name="Source Sans Pro" fo:font-size="10pt"/>
    </style:style>
    <style:style style:name="T1" style:family="text">
      <style:text-properties style:font-name="Source Sans Pro" fo:font-size="1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1cm" svg:height="0.635cm" svg:x="9.8cm" svg:y="4.765cm">
          <text:p text:style-name="P1"><text:span text:style-name="T1">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4cm" svg:height="0.635cm" svg:x="8.66cm" svg:y="6.5cm">
          <text:p text:style-name="P1"><text:span text:style-name="T1">main_L1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5.4cm" svg:x2="9.43cm" svg:y2="6.5cm" draw:start-shape="id1" draw:start-glue-point="2" draw:end-shape="id2" draw:end-glue-point="0" svg:d="M10350 5400l-920 1100" svg:viewBox="0 0 921 1101">
          <text:p/>
        </draw:connector>
        <draw:custom-shape draw:style-name="gr2" draw:text-style-name="P2" xml:id="id3" draw:id="id3" draw:layer="layout" svg:width="1.54cm" svg:height="0.635cm" svg:x="10.66cm" svg:y="6.5cm">
          <text:p text:style-name="P1"><text:span text:style-name="T1">main_L2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10.35cm" svg:y1="5.4cm" svg:x2="11.43cm" svg:y2="6.5cm" draw:start-shape="id1" draw:start-glue-point="2" draw:end-shape="id3" draw:end-glue-point="0" svg:d="M10350 5400l1080 1100" svg:viewBox="0 0 1081 1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57M29S</meta:editing-duration>
    <meta:editing-cycles>27</meta:editing-cycles>
    <meta:generator>LibreOffice/6.1.4.2$Windows_X86_64 LibreOffice_project/9d0f32d1f0b509096fd65e0d4bec26ddd1938fd3</meta:generator>
    <dc:date>2019-01-28T15:15:33.167000000</dc:date>
    <meta:document-statistic meta:object-count="5"/>
  </office:meta>
</office:document-meta>
</file>